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247774574051105399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01367121928887658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591422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pan text:style-name="T1">1 mile </text:span><text:s/></text:p>
      <text:p text:style-name="P8">I ran 1 mile in Amsterdam after our arriv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4T15:37:49.96</dc:date>
    <dc:creator>James Lombardi</dc:creator>
    <meta:editing-duration>P2DT6H11M24S</meta:editing-duration>
    <meta:editing-cycles>173</meta:editing-cycles>
    <meta:generator>OpenOffice/4.1.2$Win32 OpenOffice.org_project/412m3$Build-9782</meta:generator>
    <meta:document-statistic meta:table-count="0" meta:image-count="0" meta:object-count="0" meta:page-count="9" meta:paragraph-count="197" meta:word-count="3000" meta:character-count="14238"/>
  </office:meta>
</office:document-meta>
</file>